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de 3 de 9" svg:font-family="'Code 3 de 9'" style:font-pitch="variable" style:font-charset="x-symbol"/>
    <style:font-face style:name="Tahoma1" svg:font-family="Tahoma"/>
    <style:font-face style:name="Verdana" svg:font-family="Verdan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11.509cm" style:rel-column-width="6525*"/>
    </style:style>
    <style:style style:name="Таблица2.B" style:family="table-column">
      <style:table-column-properties style:column-width="5.489cm" style:rel-column-width="3112*"/>
    </style:style>
    <style:style style:name="Таблица2.A1" style:family="table-cell">
      <style:table-cell-properties fo:padding="0cm" fo:border="none"/>
    </style:style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cm" fo:border="none"/>
    </style:style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0pt" fo:language="ru" fo:country="RU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2pt" fo:language="en" fo:country="US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text-properties style:font-name="Arial" fo:font-size="10pt" fo:language="ru" fo:country="RU" style:font-size-asian="10pt" style:font-size-complex="10pt"/>
    </style:style>
    <style:style style:name="P6" style:family="paragraph" style:parent-style-name="Standard">
      <style:paragraph-properties fo:margin-top="0.101cm" fo:margin-bottom="0.101cm"/>
    </style:style>
    <style:style style:name="P7" style:family="paragraph" style:parent-style-name="Standard">
      <style:paragraph-properties fo:margin-top="0.101cm" fo:margin-bottom="0.101cm"/>
      <style:text-properties style:font-name="Arial" fo:font-size="10pt" fo:language="ru" fo:country="RU" style:font-size-asian="10pt" style:font-size-complex="10pt"/>
    </style:style>
    <style:style style:name="P8" style:family="paragraph" style:parent-style-name="Standard">
      <style:paragraph-properties fo:margin-top="0.101cm" fo:margin-bottom="0.101cm"/>
    </style:style>
    <style:style style:name="P9" style:family="paragraph" style:parent-style-name="Standard">
      <style:paragraph-properties fo:margin-top="0.101cm" fo:margin-bottom="0.101cm"/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top="0.101cm" fo:margin-bottom="0.101cm"/>
      <style:text-properties style:font-name="Arial" fo:font-size="10pt" fo:language="ru" fo:country="RU" style:font-size-asian="10pt" style:font-size-complex="10pt"/>
    </style:style>
    <style:style style:name="P11" style:family="paragraph" style:parent-style-name="Standard">
      <style:paragraph-properties fo:margin-top="0.101cm" fo:margin-bottom="0.101cm"/>
      <style:text-properties style:font-name="Arial" fo:font-size="10pt" style:font-size-asian="10pt" style:font-size-complex="10pt"/>
    </style:style>
    <style:style style:name="P12" style:family="paragraph" style:parent-style-name="Standard">
      <style:text-properties style:font-name="Arial" fo:font-size="10pt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fo:language="ru" fo:country="RU" fo:font-weight="bold" style:font-size-asian="9pt" style:font-weight-asian="bold" style:font-size-complex="9pt" style:font-weight-complex="bold"/>
    </style:style>
    <style:style style:name="P14" style:family="paragraph" style:parent-style-name="Table_20_Contents">
      <style:text-properties style:font-name="Arial" fo:font-size="9pt" fo:language="en" fo:country="US" style:font-size-asian="9pt" style:font-size-complex="9pt"/>
    </style:style>
    <style:style style:name="P15" style:family="paragraph" style:parent-style-name="Table_20_Contents">
      <style:paragraph-properties fo:margin-top="0.101cm" fo:margin-bottom="0.101cm"/>
      <style:text-properties style:font-name="Arial" fo:font-size="10pt" fo:language="ru" fo:country="RU" style:font-size-asian="10pt" style:font-size-complex="10pt"/>
    </style:style>
    <style:style style:name="P16" style:family="paragraph" style:parent-style-name="Text_20_body">
      <style:paragraph-properties fo:text-align="end" style:justify-single-word="false"/>
      <style:text-properties fo:font-variant="normal" fo:text-transform="none" fo:color="#393939" style:font-name="Code 3 de 9" fo:font-size="18pt" fo:letter-spacing="normal" fo:language="en" fo:country="US" fo:font-style="normal" fo:font-weight="normal" style:font-size-asian="18pt" style:font-size-complex="18pt" style:text-scale="200%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normal" style:font-style-asian="normal" style:font-style-complex="normal"/>
    </style:style>
    <style:style style:name="T4" style:family="text">
      <style:text-properties style:font-name="Arial" fo:font-size="10pt" fo:language="ru" fo:country="RU" style:font-size-asian="10pt" style:font-size-complex="10pt"/>
    </style:style>
    <style:style style:name="T5" style:family="text"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T6" style:family="text">
      <style:text-properties style:font-name="Arial" fo:font-size="10pt" fo:language="en" fo:country="US" style:font-size-asian="10pt" style:font-size-complex="10pt"/>
    </style:style>
    <style:style style:name="T7" style:family="text">
      <style:text-properties fo:color="#000000" style:text-line-through-style="none" fo:language="en" fo:country="US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font-name="Verdana" fo:font-size="8.25pt" fo:language="en" fo:country="US" fo:font-style="normal" style:text-underline-style="none" fo:font-weight="normal" style:text-blinking="false" fo:background-color="#ffffff"/>
    </style:style>
    <style:style style:name="T9" style:family="text">
      <style:text-properties style:font-name="Arial" fo:language="en" fo:country="US"/>
    </style:style>
    <style:style style:name="T10" style:family="text">
      <style:text-properties style:font-name="Arial" fo:font-size="10pt" fo:language="en" fo:country="US" style:font-size-asian="10pt" style:font-size-complex="10pt"/>
    </style:style>
    <style:style style:name="T11" style:family="text">
      <style:text-properties fo:font-size="9pt" fo:language="en" fo:country="US" style:font-size-asian="9pt" style:font-size-complex="9pt"/>
    </style:style>
    <style:style style:name="T12" style:family="text">
      <style:text-properties style:use-window-font-color="true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>
      <text:tracked-changes text:track-changes="false">
        <text:changed-region xml:id="ct317685184" text:id="ct317685184">
          <text:insertion>
            <office:change-info>
              <dc:creator>&lt;анонимный&gt;</dc:creator>
              <dc:date>2013-07-03T16:02:00</dc:date>
            </office:change-info>
          </text:insertion>
        </text:changed-region>
        <text:changed-region xml:id="ct96904720" text:id="ct96904720">
          <text:insertion>
            <office:change-info>
              <dc:creator>&lt;анонимный&gt;</dc:creator>
              <dc:date>2013-06-19T19:11:00</dc:date>
            </office:change-info>
          </text:insertion>
        </text:changed-region>
        <text:changed-region xml:id="ct273674328" text:id="ct273674328">
          <text:insertion>
            <office:change-info>
              <dc:creator>&lt;анонимный&gt;</dc:creator>
              <dc:date>2013-06-19T19:33:00</dc:date>
            </office:change-info>
          </text:insertion>
        </text:changed-region>
        <text:changed-region xml:id="ct317675928" text:id="ct317675928">
          <text:insertion>
            <office:change-info>
              <dc:creator>&lt;анонимный&gt;</dc:creator>
              <dc:date>2013-07-03T15:07:00</dc:date>
            </office:change-info>
          </text:insertion>
        </text:changed-region>
        <text:changed-region xml:id="ct273674432" text:id="ct273674432">
          <text:insertion>
            <office:change-info>
              <dc:creator>&lt;анонимный&gt;</dc:creator>
              <dc:date>2013-06-19T19:31:00</dc:date>
            </office:change-info>
          </text:insertion>
        </text:changed-region>
        <text:changed-region xml:id="ct273674536" text:id="ct273674536">
          <text:insertion>
            <office:change-info>
              <dc:creator>&lt;анонимный&gt;</dc:creator>
              <dc:date>2013-06-19T19:31:00</dc:date>
            </office:change-info>
          </text:insertion>
        </text:changed-region>
        <text:changed-region xml:id="ct317674056" text:id="ct317674056">
          <text:insertion>
            <office:change-info>
              <dc:creator>&lt;анонимный&gt;</dc:creator>
              <dc:date>2013-07-03T15:07:00</dc:date>
            </office:change-info>
          </text:insertion>
        </text:changed-region>
        <text:changed-region xml:id="ct317675512" text:id="ct317675512">
          <text:insertion>
            <office:change-info>
              <dc:creator>&lt;анонимный&gt;</dc:creator>
              <dc:date>2013-07-03T15:09:00</dc:date>
            </office:change-info>
          </text:insertion>
        </text:changed-region>
        <text:changed-region xml:id="ct316743264" text:id="ct316743264">
          <text:insertion>
            <office:change-info>
              <dc:creator>&lt;анонимный&gt;</dc:creator>
              <dc:date>2013-07-03T15:09:00</dc:date>
            </office:change-info>
          </text:insertion>
        </text:changed-region>
        <text:changed-region xml:id="ct317676344" text:id="ct317676344">
          <text:insertion>
            <office:change-info>
              <dc:creator>&lt;анонимный&gt;</dc:creator>
              <dc:date>2013-07-03T15:09:00</dc:date>
            </office:change-info>
          </text:insertion>
        </text:changed-region>
        <text:changed-region xml:id="ct316745448" text:id="ct316745448">
          <text:insertion>
            <office:change-info>
              <dc:creator>&lt;анонимный&gt;</dc:creator>
              <dc:date>2013-07-03T15:09:00</dc:date>
            </office:change-info>
          </text:insertion>
        </text:changed-region>
        <text:changed-region xml:id="ct273674640" text:id="ct273674640">
          <text:insertion>
            <office:change-info>
              <dc:creator>&lt;анонимный&gt;</dc:creator>
              <dc:date>2013-06-19T19:16:00</dc:date>
            </office:change-info>
          </text:insertion>
        </text:changed-region>
        <text:changed-region xml:id="ct317680400" text:id="ct317680400">
          <text:insertion>
            <office:change-info>
              <dc:creator>&lt;анонимный&gt;</dc:creator>
              <dc:date>2013-07-03T16:03:00</dc:date>
            </office:change-info>
          </text:insertion>
        </text:changed-region>
        <text:changed-region xml:id="ct317684872" text:id="ct317684872">
          <text:insertion>
            <office:change-info>
              <dc:creator>&lt;анонимный&gt;</dc:creator>
              <dc:date>2013-07-03T15:44:00</dc:date>
            </office:change-info>
          </text:insertion>
        </text:changed-region>
        <text:changed-region xml:id="ct273674744" text:id="ct273674744">
          <text:insertion>
            <office:change-info>
              <dc:creator>&lt;анонимный&gt;</dc:creator>
              <dc:date>2013-06-19T19:16:00</dc:date>
            </office:change-info>
          </text:insertion>
        </text:changed-region>
        <text:changed-region xml:id="ct317676760" text:id="ct317676760">
          <text:insertion>
            <office:change-info>
              <dc:creator>&lt;анонимный&gt;</dc:creator>
              <dc:date>2013-07-03T15:1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change-start text:change-id="ct317685184"/>getData('takenTissueJournal')<text:change-end text:change-id="ct317685184"/></text:p>
      <text:p text:style-name="P1"/>
      <text:p text:style-name="P3">НАПРАВЛЕНИЕ НА ЛАБОРАТОРНОЕ ИССЛЕДОВАНИЕ</text:p>
      <text:p text:style-name="P1"/>
      <text:p text:style-name="P4"><text:change-start text:change-id="ct96904720"/>getData('name')<text:change-end text:change-id="ct96904720"/></text:p>
      <text:p text:style-name="P9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6"><text:span text:style-name="T5">ФИО</text:span><text:span text:style-name="T4">: </text:span><text:change-start text:change-id="ct273674328"/><text:span text:style-name="T6">getData('</text:span><text:span text:style-name="T4">patientName</text:span><text:span text:style-name="T6">')</text:span><text:change-end text:change-id="ct273674328"/></text:p>
          </table:table-cell>
          <table:table-cell table:style-name="Таблица2.A1" office:value-type="string">
            <text:p text:style-name="P15"><text:span text:style-name="T1">Пол</text:span>: <text:change-start text:change-id="ct317675928"/><text:span text:style-name="T2">getData('patientSex')</text:span><text:change-end text:change-id="ct317675928"/></text:p>
          </table:table-cell>
        </table:table-row>
        <table:table-row>
          <table:table-cell table:style-name="Таблица2.A1" office:value-type="string">
            <text:p text:style-name="P7"><text:span text:style-name="T1">Дата рождения (возраст)</text:span>: <text:change-start text:change-id="ct273674432"/><text:span text:style-name="T2">getData('patientBirthday')</text:span><text:change-end text:change-id="ct273674432"/><text:span text:style-name="T2"> ( </text:span><text:change-start text:change-id="ct273674536"/><text:span text:style-name="T2">getData('age')</text:span><text:change-end text:change-id="ct273674536"/><text:span text:style-name="T2"> )</text:span></text:p>
          </table:table-cell>
          <table:table-cell table:style-name="Таблица2.A1" office:value-type="string">
            <text:p text:style-name="P15"><text:span text:style-name="T1">№ ИБ</text:span>: <text:change-start text:change-id="ct317674056"/><text:span text:style-name="T2">getData('appealNumber')</text:span><text:change-end text:change-id="ct317674056"/></text:p>
          </table:table-cell>
        </table:table-row>
      </table:table>
      <text:p text:style-name="P7"><text:span text:style-name="T1">Полис</text:span>: <office:annotation><dc:creator>&lt;анонимный&gt;</dc:creator><dc:date>2013-07-03T14:02:09.24</dc:date><text:p text:style-name="P17"><text:span text:style-name="T12">do text for payment in data['payments']</text:span></text:p></office:annotation><text:change-start text:change-id="ct317675512"/><text:span text:style-name="T3">getData('policyType.name', payment)</text:span><text:change-end text:change-id="ct317675512"/><text:span text:style-name="T3">, </text:span><text:change-start text:change-id="ct316743264"/><text:span text:style-name="T7">getData('smo.name', payment)</text:span><text:change-end text:change-id="ct316743264"/><text:span text:style-name="T7"> </text:span><text:change-start text:change-id="ct317676344"/><text:span text:style-name="T7">getData('series', payment)</text:span><text:change-end text:change-id="ct317676344"/><text:span text:style-name="T7"> </text:span><text:change-start text:change-id="ct316745448"/><text:span text:style-name="T7">getData('number', payment)</text:span><text:change-end text:change-id="ct316745448"/></text:p>
      <text:p text:style-name="P7"><text:span text:style-name="T1">Отделение</text:span>: <text:change-start text:change-id="ct273674640"/><text:span text:style-name="T2">getData('department')</text:span><text:change-end text:change-id="ct273674640"/></text:p>
      <text:p text:style-name="P7"><text:span text:style-name="T1">Диагноз (МКБ)</text:span>: <text:change-start text:change-id="ct317680400"/><text:span text:style-name="T2">getData('mkb')</text:span><text:change-end text:change-id="ct317680400"/></text:p>
      <text:p text:style-name="P11"><text:tab/><office:annotation><dc:creator>&lt;анонимный&gt;</dc:creator><dc:date>2013-07-03T15:43:49.74</dc:date><text:p text:style-name="P17"><text:span text:style-name="T13">do text for test in data['tests']</text:span></text:p></office:annotation> <text:change-start text:change-id="ct317684872"/><text:span text:style-name="T11">getData('name', test)</text:span><text:change-end text:change-id="ct317684872"/></text:p>
      <text:p text:style-name="P7"><text:span text:style-name="T2"/></text:p>
      <text:p text:style-name="P2">Назначил: ____________________ / <text:change-start text:change-id="ct273674744"/><text:span text:style-name="T2">getData('assignDoctor')</text:span><text:change-end text:change-id="ct273674744"/></text:p>
      <text:p text:style-name="P1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Дата: <text:date style:data-style-name="N37" text:date-value="2013-07-03T15:26:33.77" text:fixed="true">03.07.13</text:date></text:p>
          </table:table-cell>
          <table:table-cell table:style-name="Таблица1.A1" office:value-type="string">
            <text:p text:style-name="P5">Время забора: <text:change-start text:change-id="ct317676760"/><text:span text:style-name="T2">getData('jobTicketDatetime')</text:span><text:change-end text:change-id="ct317676760"/></text:p>
          </table:table-cell>
        </table:table-row>
      </table:table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de 3 de 9" svg:font-family="'Code 3 de 9'" style:font-pitch="variable" style:font-charset="x-symbol"/>
    <style:font-face style:name="Tahoma1" svg:font-family="Tahoma"/>
    <style:font-face style:name="Verdana" svg:font-family="Verdan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85cm" fo:margin-bottom="1.99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5M15S</meta:editing-duration>
    <meta:editing-cycles>47</meta:editing-cycles>
    <meta:generator>OpenOffice.org/3.4.1$Win32 OpenOffice.org_project/341m1$Build-9593</meta:generator>
    <dc:date>2013-07-03T16:05:53.35</dc:date>
    <meta:document-statistic meta:table-count="2" meta:image-count="0" meta:object-count="0" meta:page-count="1" meta:paragraph-count="14" meta:word-count="47" meta:character-count="560"/>
    <meta:user-defined meta:name="Info 1"/>
    <meta:user-defined meta:name="Info 2"/>
    <meta:user-defined meta:name="Info 3"/>
    <meta:user-defined meta:name="Info 4"/>
  </office:meta>
</office:document-meta>
</file>